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4A000008F194DCA8611CFA02D4.png" manifest:media-type="image/png"/>
  <manifest:file-entry manifest:full-path="Pictures/100002010000084A000008F1C0A7E255E9F431A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text-properties fo:font-size="4pt" style:font-size-asian="4pt" style:font-size-complex="4pt"/>
    </style:style>
    <style:style style:name="T1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8.999cm" svg:height="20.494cm" svg:x="1.001cm" svg:y="0.906cm">
          <draw:image xlink:href="Pictures/100002010000084A000008F1C0A7E255E9F431A5.png" xlink:type="simple" xlink:show="embed" xlink:actuate="onLoad" loext:mime-type="image/png">
            <text:p/>
          </draw:image>
        </draw:frame>
        <draw:frame draw:style-name="gr1" draw:text-style-name="P1" draw:layer="layout" svg:width="10.4cm" svg:height="14.772cm" svg:x="9.934cm" svg:y="0.628cm">
          <draw:image xlink:href="Pictures/100002010000084A000008F194DCA8611CFA02D4.png" xlink:type="simple" xlink:show="embed" xlink:actuate="onLoad" loext:mime-type="image/png">
            <text:p/>
          </draw:image>
        </draw:frame>
        <draw:line draw:style-name="gr2" draw:text-style-name="P2" draw:layer="layout" svg:x1="13.2cm" svg:y1="5.7cm" svg:x2="13.18cm" svg:y2="8.4cm">
          <text:p/>
        </draw:line>
        <draw:frame draw:style-name="gr3" draw:text-style-name="P3" draw:layer="layout" svg:width="0.68cm" svg:height="0.408cm" svg:x="13cm" svg:y="5.9cm">
          <draw:text-box>
            <text:p><text:span text:style-name="T1">N</text:span><text:span text:style-name="T1">o</text:span></text:p>
          </draw:text-box>
        </draw:frame>
        <draw:frame draw:style-name="gr3" draw:text-style-name="P3" draw:layer="layout" svg:width="0.625cm" svg:height="0.408cm" svg:x="13.62cm" svg:y="4.792cm">
          <draw:text-box>
            <text:p><text:span text:style-name="T1">Si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17:12:40.309799765</meta:creation-date>
    <dc:date>2022-03-22T17:24:27.296360642</dc:date>
    <meta:editing-duration>PT1M13S</meta:editing-duration>
    <meta:editing-cycles>1</meta:editing-cycles>
    <meta:generator>LibreOffice/6.4.7.2$Linux_X86_64 LibreOffice_project/40$Build-2</meta:generator>
    <meta:document-statistic meta:object-count="5"/>
  </office:meta>
</office:document-meta>
</file>